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ConfigGui.JMSConfig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fig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Config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figGui.modifyTestElement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ConfigGui.transfer( JMSSampler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MSConfig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MSConfigGui.configure( Test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MSConfig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JMSConfigGui.createJNDI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